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stem-ui" svg:font-family="system-ui, apple-system, 'Segoe UI', Roboto, Ubuntu, Cantarell, 'Noto Sans', sans-serif, 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color="#3465a4" style:font-name="Arial" fo:font-style="normal" fo:font-weight="bold" officeooo:rsid="000f7237" officeooo:paragraph-rsid="001ba15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color="#000000" style:font-name="Arial" officeooo:rsid="00063711" officeooo:paragraph-rsid="001ba15d"/>
    </style:style>
    <style:style style:name="P3" style:family="paragraph" style:parent-style-name="Standard">
      <style:paragraph-properties fo:text-align="justify" style:justify-single-word="false"/>
      <style:text-properties fo:color="#000000" style:text-position="0% 100%" style:font-name="Arial" fo:font-size="16pt" fo:font-style="italic" fo:font-weight="normal" officeooo:rsid="000f7237" officeooo:paragraph-rsid="001ba15d" style:font-size-asian="16pt" style:font-style-asian="italic" style:font-weight-asian="normal" style:font-size-complex="16pt" style:font-style-complex="italic" style:font-weight-complex="normal"/>
    </style:style>
    <style:style style:name="P4" style:family="paragraph" style:parent-style-name="Heading_20_2">
      <style:paragraph-properties fo:text-align="justify" style:justify-single-word="false"/>
      <style:text-properties fo:color="#3465a4" style:font-name="Arial" officeooo:rsid="000bfaf4" officeooo:paragraph-rsid="000bfaf4"/>
    </style:style>
    <style:style style:name="P5" style:family="paragraph" style:parent-style-name="Heading_20_2">
      <style:paragraph-properties fo:text-align="justify" style:justify-single-word="false"/>
      <style:text-properties fo:color="#3465a4" style:font-name="Arial" officeooo:rsid="000bfaf4" officeooo:paragraph-rsid="001ba15d"/>
    </style:style>
    <style:style style:name="P6" style:family="paragraph" style:parent-style-name="Heading_20_2">
      <style:paragraph-properties fo:text-align="justify" style:justify-single-word="false"/>
      <style:text-properties style:text-position="0% 100%" style:font-name="Arial" fo:font-size="18pt" officeooo:rsid="000708a0" officeooo:paragraph-rsid="000cb617" style:font-size-asian="18pt" style:font-size-complex="18pt"/>
    </style:style>
    <style:style style:name="P7" style:family="paragraph" style:parent-style-name="Heading_20_2">
      <style:paragraph-properties fo:text-align="justify" style:justify-single-word="false"/>
      <style:text-properties style:text-position="0% 100%" style:font-name="Arial" fo:font-size="18pt" officeooo:rsid="000708a0" officeooo:paragraph-rsid="001ba15d" style:font-size-asian="18pt" style:font-size-complex="18pt"/>
    </style:style>
    <style:style style:name="P8" style:family="paragraph" style:parent-style-name="Heading_20_2">
      <style:paragraph-properties fo:text-align="justify" style:justify-single-word="false"/>
      <style:text-properties fo:color="#000000" style:text-position="0% 100%" style:font-name="Arial" fo:font-size="16pt" fo:font-style="italic" fo:font-weight="normal" officeooo:rsid="000bfaf4" officeooo:paragraph-rsid="000fe5ec" style:font-size-asian="16pt" style:font-style-asian="italic" style:font-weight-asian="normal" style:font-size-complex="16pt" style:font-style-complex="italic" style:font-weight-complex="normal"/>
    </style:style>
    <style:style style:name="P9" style:family="paragraph" style:parent-style-name="Heading_20_2">
      <style:paragraph-properties fo:text-align="justify" style:justify-single-word="false"/>
      <style:text-properties fo:color="#000000" style:text-position="0% 100%" style:font-name="Arial" fo:font-size="16pt" fo:font-style="italic" fo:font-weight="normal" officeooo:rsid="000f7237" officeooo:paragraph-rsid="000f07d9" style:font-size-asian="16pt" style:font-style-asian="italic" style:font-weight-asian="normal" style:font-size-complex="16pt" style:font-style-complex="italic" style:font-weight-complex="normal"/>
    </style:style>
    <style:style style:name="P10" style:family="paragraph" style:parent-style-name="Heading_20_2">
      <style:paragraph-properties fo:text-align="start" style:justify-single-word="false"/>
      <style:text-properties fo:color="#000000" style:font-name="Arial" officeooo:rsid="00063711" officeooo:paragraph-rsid="001ba15d"/>
    </style:style>
    <style:style style:name="P11" style:family="paragraph" style:parent-style-name="Heading_20_2">
      <style:paragraph-properties fo:text-align="start" style:justify-single-word="false"/>
      <style:text-properties fo:color="#000000" style:font-name="Arial" officeooo:rsid="00063711" officeooo:paragraph-rsid="001d7337"/>
    </style:style>
    <style:style style:name="P12" style:family="paragraph" style:parent-style-name="Heading_20_2">
      <style:paragraph-properties fo:text-align="start" style:justify-single-word="false"/>
      <style:text-properties officeooo:paragraph-rsid="000cb617"/>
    </style:style>
    <style:style style:name="P13" style:family="paragraph" style:parent-style-name="Heading_20_2">
      <style:paragraph-properties fo:text-align="start" style:justify-single-word="false"/>
      <style:text-properties officeooo:paragraph-rsid="001ba15d"/>
    </style:style>
    <style:style style:name="P14" style:family="paragraph" style:parent-style-name="Text_20_body">
      <style:paragraph-properties fo:text-align="justify" style:justify-single-word="false"/>
      <style:text-properties fo:font-style="italic" officeooo:paragraph-rsid="000cb617" style:font-style-asian="italic" style:font-style-complex="italic"/>
    </style:style>
    <style:style style:name="P15" style:family="paragraph" style:parent-style-name="Text_20_body">
      <style:paragraph-properties fo:text-align="justify" style:justify-single-word="false"/>
      <style:text-properties fo:font-style="italic" officeooo:paragraph-rsid="001ba15d" style:font-style-asian="italic" style:font-style-complex="italic"/>
    </style:style>
    <style:style style:name="P16" style:family="paragraph" style:parent-style-name="Text_20_body">
      <style:paragraph-properties fo:text-align="start" style:justify-single-word="false"/>
      <style:text-properties fo:color="#3465a4" style:font-name="Arial" fo:font-style="italic" fo:font-weight="bold" officeooo:rsid="000bfaf4" officeooo:paragraph-rsid="000cb617" style:font-style-asian="italic" style:font-weight-asian="bold" style:font-style-complex="italic" style:font-weight-complex="bold"/>
    </style:style>
    <style:style style:name="P17" style:family="paragraph" style:parent-style-name="Text_20_body">
      <style:paragraph-properties fo:text-align="justify" style:justify-single-word="false"/>
      <style:text-properties fo:color="#3465a4" style:text-position="0% 100%" style:font-name="Arial" fo:font-size="18pt" fo:font-style="italic" fo:font-weight="bold" officeooo:rsid="000bfaf4" officeooo:paragraph-rsid="000cb617" style:font-size-asian="18pt" style:font-style-asian="italic" style:font-weight-asian="bold" style:font-size-complex="18pt" style:font-style-complex="italic" style:font-weight-complex="bold"/>
    </style:style>
    <style:style style:name="P18" style:family="paragraph" style:parent-style-name="Text_20_body">
      <style:paragraph-properties fo:text-align="justify" style:justify-single-word="false"/>
      <style:text-properties fo:color="#3465a4" style:text-position="0% 100%" style:font-name="Arial" fo:font-size="18pt" fo:font-style="italic" fo:font-weight="bold" officeooo:rsid="000bfaf4" officeooo:paragraph-rsid="001ba15d" style:font-size-asian="18pt" style:font-style-asian="italic" style:font-weight-asian="bold" style:font-size-complex="18pt" style:font-style-complex="italic" style:font-weight-complex="bold"/>
    </style:style>
    <style:style style:name="P19" style:family="paragraph" style:parent-style-name="Text_20_body">
      <style:paragraph-properties fo:text-align="start" style:justify-single-word="false"/>
      <style:text-properties fo:color="#000000" style:font-name="Arial" officeooo:rsid="00063711" officeooo:paragraph-rsid="001ba15d"/>
    </style:style>
    <style:style style:name="P20" style:family="paragraph" style:parent-style-name="Text_20_body">
      <style:paragraph-properties fo:text-align="start" style:justify-single-word="false"/>
      <style:text-properties fo:color="#000000" style:font-name="Arial" officeooo:rsid="00063711" officeooo:paragraph-rsid="001d7337"/>
    </style:style>
    <style:style style:name="P21" style:family="paragraph" style:parent-style-name="Text_20_body">
      <style:paragraph-properties fo:text-align="start" style:justify-single-word="false"/>
      <style:text-properties officeooo:paragraph-rsid="001ba15d"/>
    </style:style>
    <style:style style:name="P22" style:family="paragraph" style:parent-style-name="Text_20_body">
      <style:paragraph-properties fo:text-align="start" style:justify-single-word="false"/>
      <style:text-properties officeooo:paragraph-rsid="000cb617"/>
    </style:style>
    <style:style style:name="P23" style:family="paragraph" style:parent-style-name="Heading_20_2">
      <style:text-properties fo:font-variant="normal" fo:text-transform="none" fo:color="#3465a4" style:font-name="Arial" fo:font-size="16pt" fo:letter-spacing="normal" fo:font-style="normal" fo:font-weight="bold" officeooo:paragraph-rsid="000cb617" style:font-size-asian="16pt" style:font-weight-asian="bold" style:font-size-complex="16pt" style:font-weight-complex="bold"/>
    </style:style>
    <style:style style:name="P24" style:family="paragraph" style:parent-style-name="Heading_20_2">
      <style:text-properties fo:font-variant="normal" fo:text-transform="none" fo:color="#3465a4" style:font-name="Arial" fo:font-size="16pt" fo:letter-spacing="normal" fo:font-style="normal" fo:font-weight="bold" officeooo:paragraph-rsid="001ba15d" style:font-size-asian="16pt" style:font-weight-asian="bold" style:font-size-complex="16pt" style:font-weight-complex="bold"/>
    </style:style>
    <style:style style:name="P25" style:family="paragraph" style:parent-style-name="Heading_20_2">
      <style:paragraph-properties fo:text-align="justify" style:justify-single-word="false"/>
      <style:text-properties fo:font-variant="normal" fo:text-transform="none" fo:color="#3465a4" style:text-position="0% 100%" style:font-name="Arial" fo:font-size="18pt" fo:letter-spacing="normal" fo:font-style="italic" fo:font-weight="bold" officeooo:rsid="00063711" officeooo:paragraph-rsid="000fe5ec" style:font-size-asian="18pt" style:font-style-asian="italic" style:font-size-complex="18pt" style:font-style-complex="italic"/>
    </style:style>
    <style:style style:name="P26" style:family="paragraph" style:parent-style-name="Text_20_body">
      <style:paragraph-properties fo:text-align="justify" style:justify-single-word="false"/>
      <style:text-properties fo:font-variant="normal" fo:text-transform="none" fo:color="#3465a4" style:text-position="0% 100%" style:font-name="Arial" fo:font-size="12pt" fo:letter-spacing="normal" fo:font-style="italic" fo:font-weight="bold" officeooo:rsid="000bfaf4" officeooo:paragraph-rsid="000bfaf4" style:font-size-asian="18pt" style:font-style-asian="italic" style:font-weight-asian="bold" style:font-size-complex="18pt" style:font-style-complex="italic" style:font-weight-complex="bold"/>
    </style:style>
    <style:style style:name="P27" style:family="paragraph" style:parent-style-name="Text_20_body">
      <style:paragraph-properties fo:text-align="justify" style:justify-single-word="false"/>
      <style:text-properties fo:font-variant="normal" fo:text-transform="none" fo:color="#3465a4" style:text-position="0% 100%" style:font-name="Arial" fo:font-size="12pt" fo:letter-spacing="normal" fo:font-style="italic" fo:font-weight="bold" officeooo:rsid="000bfaf4" officeooo:paragraph-rsid="001ba15d" style:font-size-asian="18pt" style:font-style-asian="italic" style:font-weight-asian="bold" style:font-size-complex="18pt" style:font-style-complex="italic" style:font-weight-complex="bold"/>
    </style:style>
    <style:style style:name="P28" style:family="paragraph" style:parent-style-name="Text_20_body">
      <style:paragraph-properties fo:text-align="justify" style:justify-single-word="false"/>
      <style:text-properties fo:font-variant="normal" fo:text-transform="none" fo:color="#000000" style:font-name="Arial" fo:font-size="12pt" fo:letter-spacing="normal" fo:font-style="italic" fo:font-weight="normal" officeooo:paragraph-rsid="000cb617" style:font-style-asian="italic" style:font-weight-asian="normal" style:font-style-complex="italic" style:font-weight-complex="normal"/>
    </style:style>
    <style:style style:name="P29" style:family="paragraph" style:parent-style-name="Text_20_body">
      <style:paragraph-properties fo:text-align="justify" style:justify-single-word="false"/>
      <style:text-properties fo:font-variant="normal" fo:text-transform="none" fo:color="#000000" style:font-name="Arial" fo:font-size="12pt" fo:letter-spacing="normal" fo:font-style="italic" fo:font-weight="normal" officeooo:paragraph-rsid="001ba15d" style:font-style-asian="italic" style:font-weight-asian="normal" style:font-style-complex="italic" style:font-weight-complex="normal"/>
    </style:style>
    <style:style style:name="P30" style:family="paragraph" style:parent-style-name="Text_20_body">
      <style:paragraph-properties fo:text-align="start" style:justify-single-word="false"/>
      <style:text-properties fo:font-variant="normal" fo:text-transform="none" fo:color="#000000" style:font-name="Arial" fo:font-size="12pt" fo:letter-spacing="normal" fo:font-style="italic" fo:font-weight="bold" officeooo:rsid="00063711" officeooo:paragraph-rsid="000ddd26" style:font-style-asian="italic" style:font-weight-asian="bold" style:font-style-complex="italic" style:font-weight-complex="bold"/>
    </style:style>
    <style:style style:name="P31" style:family="paragraph" style:parent-style-name="Text_20_body">
      <style:paragraph-properties fo:text-align="start" style:justify-single-word="false"/>
      <style:text-properties fo:font-variant="normal" fo:text-transform="none" fo:color="#000000" style:font-name="Arial" fo:font-size="12pt" fo:letter-spacing="normal" fo:font-style="italic" fo:font-weight="bold" officeooo:rsid="00063711" officeooo:paragraph-rsid="001ba15d" style:font-style-asian="italic" style:font-weight-asian="bold" style:font-style-complex="italic" style:font-weight-complex="bold"/>
    </style:style>
    <style:style style:name="P32" style:family="paragraph" style:parent-style-name="Text_20_body">
      <style:paragraph-properties fo:text-align="justify" style:justify-single-word="false"/>
      <style:text-properties fo:font-variant="normal" fo:text-transform="none" fo:color="#000000" style:font-name="Arial" fo:font-size="12pt" fo:letter-spacing="normal" fo:font-style="italic" fo:font-weight="bold" officeooo:paragraph-rsid="001ba15d" style:font-style-asian="italic" style:font-weight-asian="bold" style:font-style-complex="italic" style:font-weight-complex="bold"/>
    </style:style>
    <style:style style:name="P33" style:family="paragraph" style:parent-style-name="Text_20_body">
      <style:paragraph-properties fo:text-align="justify" style:justify-single-word="false"/>
      <style:text-properties fo:font-variant="normal" fo:text-transform="none" fo:color="#000000" style:text-position="0% 100%" style:font-name="Arial" fo:font-size="12pt" fo:letter-spacing="normal" fo:font-style="italic" fo:font-weight="bold" officeooo:rsid="000f7237" officeooo:paragraph-rsid="000f7237" style:font-size-asian="16pt" style:font-style-asian="italic" style:font-weight-asian="bold" style:font-size-complex="16pt" style:font-style-complex="italic" style:font-weight-complex="bold"/>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9"/>
    <style:style style:name="P53" style:family="paragraph" style:parent-style-name="Text_20_body" style:list-style-name="L20"/>
    <style:style style:name="P54" style:family="paragraph" style:parent-style-name="Text_20_body" style:list-style-name="L21"/>
    <style:style style:name="P55" style:family="paragraph" style:parent-style-name="Text_20_body" style:list-style-name="L22"/>
    <style:style style:name="P56" style:family="paragraph" style:parent-style-name="Text_20_body" style:list-style-name="L23"/>
    <style:style style:name="P57" style:family="paragraph" style:parent-style-name="Text_20_body" style:list-style-name="L24"/>
    <style:style style:name="P58" style:family="paragraph" style:parent-style-name="Text_20_body" style:list-style-name="L25"/>
    <style:style style:name="P59" style:family="paragraph" style:parent-style-name="Text_20_body" style:list-style-name="L26"/>
    <style:style style:name="P60" style:family="paragraph" style:parent-style-name="Text_20_body" style:list-style-name="L1">
      <style:paragraph-properties fo:margin-top="0cm" fo:margin-bottom="0cm" loext:contextual-spacing="false"/>
    </style:style>
    <style:style style:name="P61" style:family="paragraph" style:parent-style-name="Text_20_body" style:list-style-name="L2">
      <style:paragraph-properties fo:margin-top="0cm" fo:margin-bottom="0cm" loext:contextual-spacing="false"/>
    </style:style>
    <style:style style:name="P62" style:family="paragraph" style:parent-style-name="Text_20_body" style:list-style-name="L3">
      <style:paragraph-properties fo:margin-top="0cm" fo:margin-bottom="0cm" loext:contextual-spacing="false"/>
    </style:style>
    <style:style style:name="P63" style:family="paragraph" style:parent-style-name="Text_20_body" style:list-style-name="L4">
      <style:paragraph-properties fo:margin-top="0cm" fo:margin-bottom="0cm" loext:contextual-spacing="false"/>
    </style:style>
    <style:style style:name="P64" style:family="paragraph" style:parent-style-name="Text_20_body" style:list-style-name="L5">
      <style:paragraph-properties fo:margin-top="0cm" fo:margin-bottom="0cm" loext:contextual-spacing="false"/>
    </style:style>
    <style:style style:name="P65" style:family="paragraph" style:parent-style-name="Text_20_body" style:list-style-name="L6">
      <style:paragraph-properties fo:margin-top="0cm" fo:margin-bottom="0cm" loext:contextual-spacing="false"/>
    </style:style>
    <style:style style:name="P66" style:family="paragraph" style:parent-style-name="Text_20_body" style:list-style-name="L7">
      <style:paragraph-properties fo:margin-top="0cm" fo:margin-bottom="0cm" loext:contextual-spacing="false"/>
    </style:style>
    <style:style style:name="P67" style:family="paragraph" style:parent-style-name="Text_20_body" style:list-style-name="L8">
      <style:paragraph-properties fo:margin-top="0cm" fo:margin-bottom="0cm" loext:contextual-spacing="false"/>
    </style:style>
    <style:style style:name="P68" style:family="paragraph" style:parent-style-name="Text_20_body" style:list-style-name="L9">
      <style:paragraph-properties fo:margin-top="0cm" fo:margin-bottom="0cm" loext:contextual-spacing="false"/>
    </style:style>
    <style:style style:name="P69" style:family="paragraph" style:parent-style-name="Text_20_body" style:list-style-name="L10">
      <style:paragraph-properties fo:margin-top="0cm" fo:margin-bottom="0cm" loext:contextual-spacing="false"/>
    </style:style>
    <style:style style:name="P70" style:family="paragraph" style:parent-style-name="Text_20_body" style:list-style-name="L11">
      <style:paragraph-properties fo:margin-top="0cm" fo:margin-bottom="0cm" loext:contextual-spacing="false"/>
    </style:style>
    <style:style style:name="P71" style:family="paragraph" style:parent-style-name="Text_20_body" style:list-style-name="L12">
      <style:paragraph-properties fo:margin-top="0cm" fo:margin-bottom="0cm" loext:contextual-spacing="false"/>
    </style:style>
    <style:style style:name="P72" style:family="paragraph" style:parent-style-name="Text_20_body" style:list-style-name="L13">
      <style:paragraph-properties fo:margin-top="0cm" fo:margin-bottom="0cm" loext:contextual-spacing="false"/>
    </style:style>
    <style:style style:name="P73" style:family="paragraph" style:parent-style-name="Text_20_body" style:list-style-name="L14">
      <style:paragraph-properties fo:margin-top="0cm" fo:margin-bottom="0cm" loext:contextual-spacing="false"/>
    </style:style>
    <style:style style:name="P74" style:family="paragraph" style:parent-style-name="Text_20_body" style:list-style-name="L15">
      <style:paragraph-properties fo:margin-top="0cm" fo:margin-bottom="0cm" loext:contextual-spacing="false"/>
    </style:style>
    <style:style style:name="P75" style:family="paragraph" style:parent-style-name="Text_20_body" style:list-style-name="L16">
      <style:paragraph-properties fo:margin-top="0cm" fo:margin-bottom="0cm" loext:contextual-spacing="false"/>
    </style:style>
    <style:style style:name="P76" style:family="paragraph" style:parent-style-name="Text_20_body" style:list-style-name="L17">
      <style:paragraph-properties fo:margin-top="0cm" fo:margin-bottom="0cm" loext:contextual-spacing="false"/>
    </style:style>
    <style:style style:name="P77" style:family="paragraph" style:parent-style-name="Text_20_body" style:list-style-name="L18">
      <style:paragraph-properties fo:margin-top="0cm" fo:margin-bottom="0cm" loext:contextual-spacing="false"/>
    </style:style>
    <style:style style:name="P78" style:family="paragraph" style:parent-style-name="Text_20_body" style:list-style-name="L19">
      <style:paragraph-properties fo:margin-top="0cm" fo:margin-bottom="0cm" loext:contextual-spacing="false"/>
    </style:style>
    <style:style style:name="P79" style:family="paragraph" style:parent-style-name="Text_20_body" style:list-style-name="L20">
      <style:paragraph-properties fo:margin-top="0cm" fo:margin-bottom="0cm" loext:contextual-spacing="false"/>
    </style:style>
    <style:style style:name="P80" style:family="paragraph" style:parent-style-name="Text_20_body" style:list-style-name="L21">
      <style:paragraph-properties fo:margin-top="0cm" fo:margin-bottom="0cm" loext:contextual-spacing="false"/>
    </style:style>
    <style:style style:name="P81" style:family="paragraph" style:parent-style-name="Text_20_body" style:list-style-name="L22">
      <style:paragraph-properties fo:margin-top="0cm" fo:margin-bottom="0cm" loext:contextual-spacing="false"/>
    </style:style>
    <style:style style:name="P82" style:family="paragraph" style:parent-style-name="Text_20_body" style:list-style-name="L23">
      <style:paragraph-properties fo:margin-top="0cm" fo:margin-bottom="0cm" loext:contextual-spacing="false"/>
    </style:style>
    <style:style style:name="P83" style:family="paragraph" style:parent-style-name="Text_20_body" style:list-style-name="L24">
      <style:paragraph-properties fo:margin-top="0cm" fo:margin-bottom="0cm" loext:contextual-spacing="false"/>
    </style:style>
    <style:style style:name="P84" style:family="paragraph" style:parent-style-name="Text_20_body" style:list-style-name="L25">
      <style:paragraph-properties fo:margin-top="0cm" fo:margin-bottom="0cm" loext:contextual-spacing="false"/>
    </style:style>
    <style:style style:name="P85" style:family="paragraph" style:parent-style-name="Text_20_body" style:list-style-name="L26">
      <style:paragraph-properties fo:margin-top="0cm" fo:margin-bottom="0cm" loext:contextual-spacing="false"/>
    </style:style>
    <style:style style:name="P86" style:family="paragraph" style:parent-style-name="Standard">
      <style:text-properties fo:color="#000000" style:font-name="Arial" fo:font-style="italic" officeooo:rsid="00063711" style:font-style-asian="italic" style:font-style-complex="italic"/>
    </style:style>
    <style:style style:name="P87" style:family="paragraph" style:parent-style-name="Standard">
      <style:paragraph-properties fo:text-align="justify" style:justify-single-word="false"/>
      <style:text-properties fo:color="#000000" style:font-name="Arial" fo:font-style="italic" officeooo:rsid="00063711" officeooo:paragraph-rsid="00063711" style:font-style-asian="italic" style:font-style-complex="italic"/>
    </style:style>
    <style:style style:name="P88" style:family="paragraph" style:parent-style-name="Standard">
      <style:paragraph-properties fo:text-align="justify" style:justify-single-word="false"/>
      <style:text-properties fo:color="#000000" style:font-name="Arial" fo:font-style="italic" officeooo:rsid="00063711" officeooo:paragraph-rsid="001ba15d" style:font-style-asian="italic" style:font-style-complex="italic"/>
    </style:style>
    <style:style style:name="P89" style:family="paragraph" style:parent-style-name="Standard">
      <style:paragraph-properties fo:text-align="justify" style:justify-single-word="false"/>
      <style:text-properties fo:color="#000000" style:font-name="Arial" fo:font-style="italic" officeooo:rsid="000f7237" officeooo:paragraph-rsid="000f7237" style:font-style-asian="italic" style:font-style-complex="italic"/>
    </style:style>
    <style:style style:name="P90" style:family="paragraph" style:parent-style-name="Standard">
      <style:paragraph-properties fo:text-align="start" style:justify-single-word="false"/>
      <style:text-properties fo:color="#000000" style:text-position="0% 100%" style:font-name="Arial" fo:font-size="16pt" fo:font-style="italic" fo:font-weight="normal" officeooo:rsid="000f7237" officeooo:paragraph-rsid="001ba15d" style:font-size-asian="16pt" style:font-style-asian="italic" style:font-weight-asian="normal" style:font-size-complex="16pt" style:font-style-complex="italic" style:font-weight-complex="normal"/>
    </style:style>
    <style:style style:name="P91" style:family="paragraph" style:parent-style-name="Standard">
      <style:paragraph-properties fo:text-align="justify" style:justify-single-word="false"/>
      <style:text-properties fo:font-variant="normal" fo:text-transform="none" fo:color="#000000" style:text-position="0% 100%" style:font-name="Arial" fo:font-size="12pt" fo:letter-spacing="normal" fo:font-style="italic" fo:font-weight="bold" officeooo:rsid="000f7237" officeooo:paragraph-rsid="001ba15d" style:font-size-asian="16pt" style:font-style-asian="italic" style:font-weight-asian="bold" style:font-size-complex="16pt" style:font-style-complex="italic" style:font-weight-complex="bold"/>
    </style:style>
    <style:style style:name="P92" style:family="paragraph" style:parent-style-name="Standard">
      <style:paragraph-properties fo:text-align="start" style:justify-single-word="false"/>
      <style:text-properties fo:color="#3465a4" style:font-name="Arial" fo:font-style="normal" fo:font-weight="bold" officeooo:rsid="000f7237" officeooo:paragraph-rsid="00063711" style:font-style-asian="normal" style:font-weight-asian="bold" style:font-style-complex="normal" style:font-weight-complex="bold"/>
    </style:style>
    <style:style style:name="T1" style:family="text">
      <style:text-properties fo:font-size="12pt" style:font-size-asian="12pt" style:font-size-complex="12pt"/>
    </style:style>
    <style:style style:name="T2" style:family="text">
      <style:text-properties fo:color="#000000" fo:font-size="12pt" fo:font-weight="normal" style:font-size-asian="12pt" style:font-weight-asian="normal" style:font-size-complex="12pt" style:font-weight-complex="normal"/>
    </style:style>
    <style:style style:name="T3" style:family="text">
      <style:text-properties fo:color="#000000" fo:font-size="12pt" style:font-size-asian="12pt" style:font-size-complex="12pt"/>
    </style:style>
    <style:style style:name="T4" style:family="text">
      <style:text-properties fo:color="#000000" fo:font-weight="normal" style:font-weight-asian="normal" style:font-weight-complex="normal"/>
    </style:style>
    <style:style style:name="T5" style:family="text">
      <style:text-properties fo:font-variant="normal" fo:text-transform="none" fo:color="#000000" style:font-name="system-ui" fo:font-size="12pt" fo:letter-spacing="normal" fo:font-weight="bold"/>
    </style:style>
    <style:style style:name="T6" style:family="text">
      <style:text-properties fo:font-variant="normal" fo:text-transform="none" fo:color="#000000" style:font-name="system-ui" fo:font-size="12pt" fo:letter-spacing="normal" fo:font-weight="bold" style:font-weight-asian="bold" style:font-weight-complex="bold"/>
    </style:style>
    <style:style style:name="T7" style:family="text">
      <style:text-properties fo:font-variant="normal" fo:text-transform="none" fo:color="#000000" style:font-name="system-ui" fo:font-size="12pt" fo:letter-spacing="normal" fo:font-weight="bold" style:font-weight-asian="normal" style:font-weight-complex="normal"/>
    </style:style>
    <style:style style:name="T8" style:family="text">
      <style:text-properties fo:font-variant="normal" fo:text-transform="none" fo:color="#000000" style:font-name="system-ui" fo:font-size="12pt" fo:letter-spacing="normal" fo:font-weight="normal"/>
    </style:style>
    <style:style style:name="T9" style:family="text">
      <style:text-properties fo:font-variant="normal" fo:text-transform="none" fo:color="#000000" style:font-name="system-ui" fo:font-size="12pt" fo:letter-spacing="normal" fo:font-weight="normal" style:font-weight-asian="normal" style:font-weight-complex="normal"/>
    </style:style>
    <style:style style:name="T10" style:family="text">
      <style:text-properties fo:font-variant="normal" fo:text-transform="none" fo:color="#000000" style:text-position="super 58%" style:font-name="system-ui" fo:font-size="12pt" fo:letter-spacing="normal" fo:font-weight="bold"/>
    </style:style>
    <style:style style:name="T11" style:family="text">
      <style:text-properties fo:font-variant="normal" fo:text-transform="none" fo:color="#000000" style:text-position="super 58%" style:font-name="system-ui" fo:font-size="12pt" fo:letter-spacing="normal" fo:font-weight="bold" style:font-weight-asian="bold" style:font-weight-complex="bold"/>
    </style:style>
    <style:style style:name="T12" style:family="text">
      <style:text-properties fo:font-variant="normal" fo:text-transform="none" fo:color="#000000" style:text-position="super 58%" style:font-name="system-ui" fo:font-size="12pt" fo:letter-spacing="normal" fo:font-weight="bold" style:font-weight-asian="normal" style:font-weight-complex="normal"/>
    </style:style>
    <style:style style:name="T13" style:family="text">
      <style:text-properties fo:font-variant="normal" fo:text-transform="none" fo:color="#000000" style:text-position="super 58%" style:font-name="system-ui" fo:font-size="12pt" fo:letter-spacing="normal" fo:font-weight="normal" style:font-weight-asian="normal" style:font-weight-complex="normal"/>
    </style:style>
    <style:style style:name="T14" style:family="text">
      <style:text-properties fo:font-variant="normal" fo:text-transform="none" fo:color="#000000" fo:font-size="12pt" fo:letter-spacing="normal" fo:font-weight="normal"/>
    </style:style>
    <style:style style:name="T15" style:family="text">
      <style:text-properties fo:font-variant="normal" fo:text-transform="none" fo:color="#000000" fo:font-size="12pt" fo:letter-spacing="normal" fo:font-weight="normal" officeooo:rsid="000cb617"/>
    </style:style>
    <style:style style:name="T16" style:family="text">
      <style:text-properties fo:font-variant="normal" fo:text-transform="none" fo:color="#000000" fo:font-size="12pt" fo:letter-spacing="normal" fo:font-style="normal" fo:font-weight="normal" style:font-style-asian="normal" style:font-weight-asian="normal" style:font-style-complex="normal" style:font-weight-complex="normal"/>
    </style:style>
    <style:style style:name="T17" style:family="text">
      <style:text-properties fo:font-variant="normal" fo:text-transform="none" fo:color="#000000" style:font-name="Arial" fo:font-size="12pt" fo:letter-spacing="normal" fo:font-style="italic" fo:font-weight="bold" officeooo:rsid="000f7237" style:font-style-asian="italic" style:font-weight-asian="bold" style:font-style-complex="italic" style:font-weight-complex="bold"/>
    </style:style>
    <style:style style:name="T18" style:family="text">
      <style:text-properties fo:font-variant="normal" fo:text-transform="none" fo:color="#000000" fo:letter-spacing="normal" fo:font-style="italic" fo:font-weight="bold" style:font-style-asian="italic" style:font-style-complex="italic"/>
    </style:style>
    <style:style style:name="T19" style:family="text">
      <style:text-properties fo:font-variant="normal" fo:text-transform="none" fo:color="#000000" fo:letter-spacing="normal" fo:font-style="italic" fo:font-weight="bold" officeooo:rsid="00063711" style:font-style-asian="italic" style:font-style-complex="italic"/>
    </style:style>
    <style:style style:name="T20" style:family="text">
      <style:text-properties fo:font-variant="normal" fo:text-transform="none" fo:color="#000000" fo:letter-spacing="normal" fo:font-style="italic" fo:font-weight="bold" officeooo:rsid="001ba15d" style:font-style-asian="italic" style:font-style-complex="italic"/>
    </style:style>
    <style:style style:name="T21" style:family="text">
      <style:text-properties fo:font-variant="normal" fo:text-transform="none" fo:font-size="12pt" fo:letter-spacing="normal"/>
    </style:style>
    <style:style style:name="T22" style:family="text">
      <style:text-properties fo:font-variant="normal" fo:text-transform="none" fo:font-size="12pt" fo:letter-spacing="normal" fo:font-style="normal" fo:font-weight="bold" officeooo:rsid="000cb617" style:font-style-asian="italic" style:font-weight-asian="bold" style:font-style-complex="italic" style:font-weight-complex="bold"/>
    </style:style>
    <style:style style:name="T23" style:family="text">
      <style:text-properties fo:font-variant="normal" fo:text-transform="none" fo:font-size="12pt" fo:letter-spacing="normal" fo:font-style="normal" style:font-style-asian="normal" style:font-style-complex="normal"/>
    </style:style>
    <style:style style:name="T24" style:family="text">
      <style:text-properties fo:font-variant="normal" fo:text-transform="none" fo:font-size="12pt" fo:letter-spacing="normal" fo:font-weight="bold" style:font-weight-asian="bold" style:font-weight-complex="bold"/>
    </style:style>
    <style:style style:name="T25" style:family="text">
      <style:text-properties fo:font-variant="normal" fo:text-transform="none" style:text-position="0% 100%" fo:font-size="18pt" fo:letter-spacing="normal" fo:font-style="italic" fo:font-weight="bold" style:font-size-asian="18pt" style:font-style-asian="italic" style:font-size-complex="18pt" style:font-style-complex="italic"/>
    </style:style>
    <style:style style:name="T26" style:family="text">
      <style:text-properties fo:font-variant="normal" fo:text-transform="none" style:text-position="0% 100%" fo:font-size="18pt" fo:letter-spacing="normal" fo:font-style="italic" fo:font-weight="bold" officeooo:rsid="00063711" style:font-size-asian="18pt" style:font-style-asian="italic" style:font-size-complex="18pt" style:font-style-complex="italic"/>
    </style:style>
    <style:style style:name="T27" style:family="text">
      <style:text-properties fo:font-variant="normal" fo:text-transform="none" style:text-position="0% 100%" fo:font-size="18pt" fo:letter-spacing="normal" fo:font-style="italic" fo:font-weight="bold" officeooo:rsid="001ba15d" style:font-size-asian="18pt" style:font-style-asian="italic" style:font-size-complex="18pt" style:font-style-complex="italic"/>
    </style:style>
    <style:style style:name="T28" style:family="text">
      <style:text-properties fo:color="#3465a4" fo:font-size="12pt" style:font-size-asian="12pt" style:font-size-complex="12pt"/>
    </style:style>
    <style:style style:name="T29" style:family="text">
      <style:text-properties fo:color="#3465a4" fo:font-size="12pt" fo:font-weight="normal" style:font-size-asian="12pt" style:font-weight-asian="normal" style:font-size-complex="12pt" style:font-weight-complex="normal"/>
    </style:style>
    <style:style style:name="T30" style:family="text">
      <style:text-properties fo:color="#3465a4" fo:font-size="12pt" fo:font-weight="bold" style:font-size-asian="12pt" style:font-weight-asian="bold" style:font-size-complex="12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text:span text:style-name="T26">D</text:span><text:span text:style-name="T25">ay 1</text:span></text:h>
      <text:p text:style-name="P26">English</text:p>
      <text:h text:style-name="P6" text:outline-level="2"><text:span text:style-name="T20">Romans 2</text:span><text:span text:style-name="T19">:</text:span><text:span text:style-name="T20">26</text:span><text:span text:style-name="T18">-2</text:span><text:span text:style-name="T20">9</text:span></text:h>
      <text:p text:style-name="P17"><text:span text:style-name="T15">NLT(</text:span><text:span text:style-name="T14">New Living Translation</text:span><text:span text:style-name="T15">)</text:span><text:span text:style-name="T21"> </text:span></text:p>
      <text:p text:style-name="P14"><text:bookmark text:name="en-NLT-27950"/><text:span text:style-name="T13">26</text:span><text:span text:style-name="T7"> </text:span><text:span text:style-name="T9">And if the Gentiles obey God’s law, won’t God declare them to be his own people? </text:span><text:bookmark text:name="en-NLT-27951"/><text:span text:style-name="T12">27</text:span><text:span text:style-name="T7"> </text:span><text:span text:style-name="T9">In fact, uncircumcised Gentiles who keep God’s law will condemn you Jews who are circumcised and possess God’s law but don’t obey it. </text:span><text:bookmark text:name="en-NLT-27952"/><text:span text:style-name="T11">28</text:span><text:span text:style-name="T6"> For you are not a true Jew just because you were born of Jewish parents or because you have gone through the ceremony of circumcision.</text:span><text:span text:style-name="T8"> </text:span><text:bookmark text:name="en-NLT-27953"/><text:span text:style-name="T10">29</text:span><text:span text:style-name="T5"> </text:span><text:span text:style-name="T8">No, a true Jew is one whose heart is right with God. And true circumcision is not merely obeying the letter of the law; rather, it is a change of heart produced by the Spirit. And a person with a changed heart seeks praise from God, not from people.</text:span></text:p>
      <text:p text:style-name="P28"/>
      <text:h text:style-name="P23" text:outline-level="2">GUIDE REFLECTION:</text:h>
      <text:h text:style-name="P12" text:outline-level="2"><text:span text:style-name="Strong_20_Emphasis"><text:span text:style-name="T28">God Looks Beyond the Outward</text:span></text:span></text:h>
      <text:p text:style-name="Text_20_body"><text:span text:style-name="Strong_20_Emphasis">Romans 2:28 (NLT)</text:span><text:line-break/><text:span text:style-name="Emphasis">“For you are not a true Jew just because you were born of Jewish parents or because you have gone through the ceremony of circumcision.”</text:span></text:p>
      <text:p text:style-name="Text_20_body"/>
      <text:p text:style-name="Text_20_body">In ancient Israel, identity was closely tied to external markers—family lineage, tribal affiliation, and covenant rituals like circumcision. These outward signs were important as part of God’s covenant with Israel, but over time many people began to treat them as <text:span text:style-name="Emphasis">automatic proof</text:span> of being right with God.</text:p>
      <text:p text:style-name="Text_20_body">Paul corrects this thinking. He exposes a dangerous assumption: that external identity equals spiritual acceptance. In reality, God never designed outward signs to replace inward obedience and genuine faith.</text:p>
      <text:p text:style-name="Text_20_body">This principle was not new. Even in the Old Testament, God repeatedly warned His people that rituals without obedience are empty. The issue was never the symbol itself, but the condition of the heart behind it.</text:p>
      <text:h text:style-name="Heading_20_3" text:outline-level="3"><text:span text:style-name="Strong_20_Emphasis">Reality in Today’s Society</text:span></text:h>
      <text:p text:style-name="Text_20_body">This truth is still very relevant in our modern world. Today, people may not rely on circumcision or ancient rituals, but the same mindset still exists in different forms:</text:p>
      <text:list xml:id="list614526606" text:style-name="L1">
        <text:list-item>
          <text:p text:style-name="P60">“I am Christian because I was born into a Christian family.” </text:p>
        </text:list-item>
        <text:list-item>
          <text:p text:style-name="P60"><text:soft-page-break/>“I am saved because I attend church regularly.” </text:p>
        </text:list-item>
        <text:list-item>
          <text:p text:style-name="P60">“I am good with God because I serve, give, or know Scripture.” </text:p>
        </text:list-item>
        <text:list-item>
          <text:p text:style-name="P34">“I look spiritual online, so I must be spiritual inside.” </text:p>
        </text:list-item>
      </text:list>
      <text:p text:style-name="Text_20_body">In today’s society, especially in the age of social media, <text:span text:style-name="Strong_20_Emphasis">outward image has become more important than inner reality</text:span>. Many people carefully build a “spiritual appearance” online—posting verses, worship songs, or church photos—while privately living in compromise, pride, bitterness, or hidden sin.</text:p>
      <text:p text:style-name="Text_20_body">This creates a dangerous spiritual illusion: <text:span text:style-name="Strong_20_Emphasis">looking right before people while not being right before God.</text:span></text:p>
      <text:p text:style-name="Text_20_body">Even outside religion, society values appearance over substance:</text:p>
      <text:list xml:id="list2646449733" text:style-name="L2">
        <text:list-item>
          <text:p text:style-name="P61">Success is measured by image, status, and followers </text:p>
        </text:list-item>
        <text:list-item>
          <text:p text:style-name="P61">Character is often overlooked if someone looks “successful” </text:p>
        </text:list-item>
        <text:list-item>
          <text:p text:style-name="P35">People are judged by what they show, not who they truly are </text:p>
        </text:list-item>
      </text:list>
      <text:p text:style-name="Text_20_body">But God’s standard is completely different.</text:p>
      <text:h text:style-name="Heading_20_3" text:outline-level="3"><text:span text:style-name="Strong_20_Emphasis">God’s Unchanging Standard</text:span></text:h>
      <text:p text:style-name="Text_20_body">God does not evaluate people the way society does. He does not rely on outward identity, religious background, or public image.</text:p>
      <text:p text:style-name="Text_20_body">From Genesis to Revelation, His focus has always been the same:</text:p>
      <text:list xml:id="list2505454579" text:style-name="L3">
        <text:list-item>
          <text:p text:style-name="P62">Not appearance, but the heart </text:p>
        </text:list-item>
        <text:list-item>
          <text:p text:style-name="P62">Not ritual, but obedience </text:p>
        </text:list-item>
        <text:list-item>
          <text:p text:style-name="P36">Not image, but truth </text:p>
        </text:list-item>
      </text:list>
      <text:p text:style-name="Text_20_body">This means a person can be highly respected in society but spiritually empty before God. At the same time, someone unnoticed by the world can be deeply valued in heaven.</text:p>
      <text:h text:style-name="Heading_20_3" text:outline-level="3"><text:span text:style-name="Strong_20_Emphasis">Application (Real-Life Challenge)</text:span></text:h>
      <text:list xml:id="list2062576504" text:style-name="L4">
        <text:list-item>
          <text:p text:style-name="P63"><text:span text:style-name="Strong_20_Emphasis">Religious background does not equal righteousness</text:span><text:line-break/>You are not automatically right with God because of your family, church, or tradition. </text:p>
        </text:list-item>
        <text:list-item>
          <text:p text:style-name="P63"><text:span text:style-name="Strong_20_Emphasis">Church attendance does not guarantee transformation</text:span><text:line-break/>Being present in a religious setting does not mean the heart has changed. </text:p>
        </text:list-item>
        <text:list-item>
          <text:p text:style-name="P63"><text:span text:style-name="Strong_20_Emphasis">Spiritual appearance is not spiritual reality</text:span><text:line-break/>God is not impressed with how we look in public worship if our private life is disconnected from Him. </text:p>
        </text:list-item>
        <text:list-item>
          <text:p text:style-name="P37"><text:span text:style-name="Strong_20_Emphasis">God is more concerned with who we are inside</text:span><text:line-break/>The real question is not “How do people see me?” but “How does God see me?” </text:p>
        </text:list-item>
      </text:list>
      <text:h text:style-name="Heading_20_3" text:outline-level="3"><text:soft-page-break/><text:span text:style-name="Strong_20_Emphasis">Final Thought</text:span></text:h>
      <text:p text:style-name="Text_20_body">In a world obsessed with image, God calls us back to truth. External identity can be faked, performed, or inherited—but the heart cannot be hidden from Him.</text:p>
      <text:p text:style-name="Text_20_body"><text:span text:style-name="Strong_20_Emphasis">God is not looking for perfect appearance. He is looking for a surrendered heart.</text:span></text:p>
      <text:p text:style-name="P22"><text:span text:style-name="Strong_20_Emphasis"><text:span text:style-name="T4"/></text:span></text:p>
      <text:p text:style-name="P16"/>
      <text:p text:style-name="P92"/>
      <text:p text:style-name="P89"/>
      <text:p text:style-name="P86"/>
      <text:p text:style-name="P87"/>
      <text:p text:style-name="P87"/>
      <text:p text:style-name="P87"/>
      <text:p text:style-name="P87"/>
      <text:p text:style-name="P87"/>
      <text:p text:style-name="P87"/>
      <text:p text:style-name="P87"/>
      <text:p text:style-name="P87"/>
      <text:h text:style-name="P9" text:outline-level="2"><text:span text:style-name="Strong_20_Emphasis"><text:span text:style-name="T24"/></text:span></text:h>
      <text:p text:style-name="P33"/>
      <text:p text:style-name="P33"/>
      <text:p text:style-name="P33"/>
      <text:p text:style-name="P33"/>
      <text:p text:style-name="P33"/>
      <text:h text:style-name="P5" text:outline-level="2"><text:span text:style-name="T26">D</text:span><text:span text:style-name="T25">ay </text:span><text:span text:style-name="T27">2</text:span></text:h>
      <text:p text:style-name="P27">English</text:p>
      <text:h text:style-name="P7" text:outline-level="2"><text:span text:style-name="T20">Romans 2</text:span><text:span text:style-name="T19">:</text:span><text:span text:style-name="T20">26</text:span><text:span text:style-name="T18">-2</text:span><text:span text:style-name="T20">9</text:span></text:h>
      <text:p text:style-name="P18"><text:span text:style-name="T15">NLT(</text:span><text:span text:style-name="T14">New Living Translation</text:span><text:span text:style-name="T15">)</text:span><text:span text:style-name="T21"> </text:span></text:p>
      <text:p text:style-name="P15"><text:bookmark text:name="en-NLT-279502"/><text:span text:style-name="T11">26</text:span><text:span text:style-name="T6"> And if the Gentiles obey God’s law, won’t God declare them to be his own people? </text:span><text:bookmark text:name="en-NLT-279512"/><text:span text:style-name="T12">27</text:span><text:span text:style-name="T7"> </text:span><text:span text:style-name="T9">In fact, uncircumcised Gentiles who keep God’s law will condemn you Jews who are circumcised and possess God’s law but don’t obey it. </text:span><text:bookmark text:name="en-NLT-279522"/><text:span text:style-name="T10">28</text:span><text:span text:style-name="T5"> </text:span><text:span text:style-name="T8">For you are not a true Jew just because you were born of Jewish parents or because you have gone through the ceremony of circumcision. </text:span><text:bookmark text:name="en-NLT-279532"/><text:span text:style-name="T10">29</text:span><text:span text:style-name="T5"> </text:span><text:span text:style-name="T8">No, a true Jew is one whose heart is right with God. And true circumcision is not merely obeying the letter of the law; rather, it is a change of heart produced by the Spirit. And a person with a changed heart seeks praise from God, not from people.</text:span></text:p>
      <text:p text:style-name="P29"><text:soft-page-break/></text:p>
      <text:h text:style-name="P24" text:outline-level="2">GUIDE REFLECTION:</text:h>
      <text:h text:style-name="P11" text:outline-level="2"><text:span text:style-name="Strong_20_Emphasis"><text:span text:style-name="T23">Obedience Is Greater Than Identity</text:span></text:span></text:h>
      <text:p text:style-name="Text_20_body"><text:span text:style-name="Strong_20_Emphasis">Romans 2:26 (NLT)</text:span><text:line-break/><text:span text:style-name="Emphasis">“If the Gentiles obey God’s law, won’t God declare them to be his own people?”</text:span></text:p>
      <text:p text:style-name="Text_20_body"/>
      <text:p text:style-name="Text_20_body">After establishing that God looks beyond outward identity, Paul now goes deeper—and even more radical. He presents a truth that would have shocked his original audience: <text:span text:style-name="Strong_20_Emphasis">obedience carries more weight than identity.</text:span></text:p>
      <text:p text:style-name="Text_20_body">In ancient Israel, being part of God’s chosen people was seen as a position of privilege. The Jews had the Law, the covenant, and the visible marks of belonging. Meanwhile, Gentiles were considered outsiders—far from God and without access to His promises.</text:p>
      <text:p text:style-name="Text_20_body">But Paul turns this thinking upside down.</text:p>
      <text:p text:style-name="Text_20_body">He declares that if a Gentile—someone outside the covenant—actually lives in obedience to God, that person is recognized by God as His own. On the other hand, a Jew who possesses the Law but disobeys it gains no advantage at all.</text:p>
      <text:p text:style-name="Text_20_body">This reveals a powerful truth:<text:line-break/><text:span text:style-name="Strong_20_Emphasis">God does not measure by what we have received, but by how we respond.</text:span></text:p>
      <text:p text:style-name="Text_20_body">Identity, privilege, and knowledge are meaningless if they are not accompanied by obedience. The real question is not <text:span text:style-name="Emphasis">“What is your label?”</text:span> but <text:span text:style-name="Emphasis">“How do you live?”</text:span></text:p>
      <text:h text:style-name="Heading_20_3" text:outline-level="3"><text:span text:style-name="Strong_20_Emphasis">Reality in Today’s Society</text:span></text:h>
      <text:p text:style-name="Text_20_body">This truth speaks loudly into our present generation.</text:p>
      <text:p text:style-name="Text_20_body">Today, many people rely on identity markers instead of genuine obedience:</text:p>
      <text:list xml:id="list3196348403" text:style-name="L5">
        <text:list-item>
          <text:p text:style-name="P64">“I’m a Christian” becomes a label, not a lifestyle </text:p>
        </text:list-item>
        <text:list-item>
          <text:p text:style-name="P64">People know Scripture but do not apply it </text:p>
        </text:list-item>
        <text:list-item>
          <text:p text:style-name="P64">Some are active in ministry but lack personal holiness </text:p>
        </text:list-item>
        <text:list-item>
          <text:p text:style-name="P38">Others claim faith but live no differently from the world </text:p>
        </text:list-item>
      </text:list>
      <text:p text:style-name="Text_20_body">In modern society, especially with easy access to knowledge, it is possible to <text:span text:style-name="Strong_20_Emphasis">know more about God than ever before—yet obey Him less.</text:span></text:p>
      <text:p text:style-name="Text_20_body">There is also a subtle mindset of spiritual entitlement:</text:p>
      <text:list xml:id="list485767106" text:style-name="L6">
        <text:list-item>
          <text:p text:style-name="P65">“I’ve been in church for years” </text:p>
        </text:list-item>
        <text:list-item>
          <text:p text:style-name="P65">“I serve in ministry” </text:p>
        </text:list-item>
        <text:list-item>
          <text:p text:style-name="P39">“I know the Bible well” </text:p>
        </text:list-item>
      </text:list>
      <text:p text:style-name="Text_20_body"><text:soft-page-break/>But none of these automatically equate to a life that pleases God.</text:p>
      <text:p text:style-name="Text_20_body">At the same time, there are people who may not have the same background, exposure, or religious identity—but they genuinely seek God, walk in humility, and live in obedience. According to Paul’s teaching, <text:span text:style-name="Strong_20_Emphasis">these are the ones God recognizes.</text:span></text:p>
      <text:p text:style-name="Text_20_body">This challenges how we measure spirituality. Society often values position, visibility, and influence—but God values obedience.</text:p>
      <text:h text:style-name="Heading_20_3" text:outline-level="3"><text:span text:style-name="Strong_20_Emphasis">God’s Kingdom Principle</text:span></text:h>
      <text:p text:style-name="Text_20_body">God’s kingdom does not operate on human systems of status or identity. It operates on truth and response.</text:p>
      <text:list xml:id="list3663312515" text:style-name="L7">
        <text:list-item>
          <text:p text:style-name="P66">Not heritage, but obedience </text:p>
        </text:list-item>
        <text:list-item>
          <text:p text:style-name="P66">Not privilege, but practice </text:p>
        </text:list-item>
        <text:list-item>
          <text:p text:style-name="P40">Not knowledge, but application </text:p>
        </text:list-item>
      </text:list>
      <text:p text:style-name="Text_20_body">This means no one can rely on their background, and no one is excluded from God’s acceptance. Everyone stands on the same ground: <text:span text:style-name="Strong_20_Emphasis">a life that responds to God in obedience.</text:span></text:p>
      <text:h text:style-name="Heading_20_3" text:outline-level="3"><text:span text:style-name="Strong_20_Emphasis">Application (Real-Life Challenge)</text:span></text:h>
      <text:list xml:id="list4164033554" text:style-name="L8">
        <text:list-item>
          <text:p text:style-name="P67"><text:span text:style-name="Strong_20_Emphasis">Faith is proven through obedience</text:span><text:line-break/>True faith is not just something we believe—it is something we live out daily. </text:p>
        </text:list-item>
        <text:list-item>
          <text:p text:style-name="P67"><text:span text:style-name="Strong_20_Emphasis">God values action over label</text:span><text:line-break/>What we do with what we know matters more than what we claim to be. </text:p>
        </text:list-item>
        <text:list-item>
          <text:p text:style-name="P67"><text:span text:style-name="Strong_20_Emphasis">A right heart produces a right life</text:span><text:line-break/>Obedience is the visible evidence of an inward transformation. </text:p>
        </text:list-item>
        <text:list-item>
          <text:p text:style-name="P41"><text:span text:style-name="Strong_20_Emphasis">Check your response, not just your identity</text:span><text:line-break/>Ask: <text:span text:style-name="Emphasis">Am I living out what I say I believe?</text:span> </text:p>
        </text:list-item>
      </text:list>
      <text:h text:style-name="Heading_20_3" text:outline-level="3"><text:span text:style-name="Strong_20_Emphasis">Final Thought</text:span></text:h>
      <text:p text:style-name="Text_20_body">In a world that emphasizes identity, titles, and recognition, God calls us to something deeper—<text:span text:style-name="Strong_20_Emphasis">a life of obedience.</text:span></text:p>
      <text:p text:style-name="Text_20_body">Because in the end, it is not what we are called that matters most—<text:line-break/><text:span text:style-name="Strong_20_Emphasis">it is whether we follow Him.</text:span></text:p>
      <text:p text:style-name="P20"><text:span text:style-name="Strong_20_Emphasis"><text:span text:style-name="T16"/></text:span></text:p>
      <text:p text:style-name="P91"/>
      <text:p text:style-name="P33"/>
      <text:p text:style-name="P33"/>
      <text:p text:style-name="P33"/>
      <text:p text:style-name="P33"/>
      <text:p text:style-name="P33"><text:soft-page-break/></text:p>
      <text:p text:style-name="P33"/>
      <text:p text:style-name="P33"/>
      <text:p text:style-name="P33"/>
      <text:p text:style-name="P33"/>
      <text:h text:style-name="P25" text:outline-level="2"/>
      <text:h text:style-name="P8" text:outline-level="2"><text:span text:style-name="Strong_20_Emphasis"><text:span text:style-name="T22"/></text:span></text:h>
      <text:h text:style-name="P5" text:outline-level="2"><text:span text:style-name="T26">D</text:span><text:span text:style-name="T25">ay </text:span><text:span text:style-name="T27">3</text:span></text:h>
      <text:p text:style-name="P27">English</text:p>
      <text:h text:style-name="P7" text:outline-level="2"><text:span text:style-name="T20">Romans 2</text:span><text:span text:style-name="T19">:</text:span><text:span text:style-name="T20">26</text:span><text:span text:style-name="T18">-2</text:span><text:span text:style-name="T20">9</text:span></text:h>
      <text:p text:style-name="P18"><text:span text:style-name="T15">NLT(</text:span><text:span text:style-name="T14">New Living Translation</text:span><text:span text:style-name="T15">)</text:span><text:span text:style-name="T21"> </text:span></text:p>
      <text:p text:style-name="P15"><text:bookmark text:name="en-NLT-279503"/><text:span text:style-name="T13">26</text:span><text:span text:style-name="T7"> </text:span><text:span text:style-name="T9">And if the Gentiles obey God’s law, won’t God declare them to be his own people? </text:span><text:bookmark text:name="en-NLT-279513"/><text:span text:style-name="T11">27</text:span><text:span text:style-name="T6"> In fact, uncircumcised Gentiles who keep God’s law will condemn you Jews who are circumcised and possess God’s law but don’t obey it.</text:span><text:span text:style-name="T9"> </text:span><text:bookmark text:name="en-NLT-279523"/><text:span text:style-name="T10">28</text:span><text:span text:style-name="T5"> </text:span><text:span text:style-name="T8">For you are not a true Jew just because you were born of Jewish parents or because you have gone through the ceremony of circumcision. </text:span><text:bookmark text:name="en-NLT-279533"/><text:span text:style-name="T10">29</text:span><text:span text:style-name="T5"> </text:span><text:span text:style-name="T8">No, a true Jew is one whose heart is right with God. And true circumcision is not merely obeying the letter of the law; rather, it is a change of heart produced by the Spirit. And a person with a changed heart seeks praise from God, not from people.</text:span></text:p>
      <text:p text:style-name="P29"/>
      <text:h text:style-name="P24" text:outline-level="2">GUIDE REFLECTION:</text:h>
      <text:h text:style-name="P13" text:outline-level="2"><text:span text:style-name="Strong_20_Emphasis"><text:span text:style-name="T30">The Danger of Outward Religion Without Inner Change</text:span></text:span></text:h>
      <text:p text:style-name="Text_20_body"><text:span text:style-name="Strong_20_Emphasis">Romans 2:27 (NLT)</text:span><text:line-break/><text:span text:style-name="Emphasis">“Uncircumcised Gentiles who keep God’s law will condemn you Jews… but don’t obey it.”</text:span></text:p>
      <text:p text:style-name="Text_20_body">Paul continues his strong argument by exposing a painful spiritual reality: <text:span text:style-name="Strong_20_Emphasis">outward religion is meaningless when it is not matched by inward obedience.</text:span></text:p>
      <text:p text:style-name="Text_20_body">In this verse, he presents a shocking reversal. Those who were considered “outsiders” (Gentiles) could actually stand as a witness against those who had the Law but failed to live it out. The issue is not possession of truth, but response to truth.</text:p>
      <text:p text:style-name="Text_20_body">This directly confronts the danger of religious performance without transformation.</text:p>
      <text:p text:style-name="Text_20_body"><text:soft-page-break/>In ancient Israel, this was a recurring problem. Many people participated in sacrifices, feasts, and temple worship, while their hearts remained far from God. Outwardly, they appeared faithful; inwardly, they were rebellious. Because of this, God repeatedly sent prophets to confront them, reminding them that He desires obedience more than ritual.</text:p>
      <text:p text:style-name="Text_20_body">God was never interested in empty religious activity. He has always required a heart that is aligned with Him.</text:p>
      <text:h text:style-name="Heading_20_3" text:outline-level="3"><text:span text:style-name="Strong_20_Emphasis">Reality in Today’s Society</text:span></text:h>
      <text:p text:style-name="Text_20_body">This warning is still very relevant in our time.</text:p>
      <text:p text:style-name="Text_20_body">Today, religion can easily become external and performative:</text:p>
      <text:list xml:id="list3741260146" text:style-name="L9">
        <text:list-item>
          <text:p text:style-name="P68">Attending church services without real repentance </text:p>
        </text:list-item>
        <text:list-item>
          <text:p text:style-name="P68">Singing worship songs while living in unrepented sin </text:p>
        </text:list-item>
        <text:list-item>
          <text:p text:style-name="P68">Posting spiritual content online but living differently in private </text:p>
        </text:list-item>
        <text:list-item>
          <text:p text:style-name="P42">Participating in religious activities while ignoring God’s commands </text:p>
        </text:list-item>
      </text:list>
      <text:p text:style-name="Text_20_body">In modern culture, it is also easy to confuse <text:span text:style-name="Strong_20_Emphasis">religious activity with spiritual maturity.</text:span> People may assume that being active in church automatically means they are close to God. But Paul’s warning challenges this assumption.</text:p>
      <text:p text:style-name="Text_20_body">There are also cases where religion becomes a form of identity or routine:</text:p>
      <text:list xml:id="list3787710415" text:style-name="L10">
        <text:list-item>
          <text:p text:style-name="P69">“I am faithful because I attend regularly” </text:p>
        </text:list-item>
        <text:list-item>
          <text:p text:style-name="P69">“I am good because I serve” </text:p>
        </text:list-item>
        <text:list-item>
          <text:p text:style-name="P43">“I am spiritual because I know the practices” </text:p>
        </text:list-item>
      </text:list>
      <text:p text:style-name="Text_20_body">Yet without inner obedience, all of these lose their meaning before God.</text:p>
      <text:p text:style-name="Text_20_body">This is why many people appear spiritually active on the outside but remain unchanged on the inside.</text:p>
      <text:h text:style-name="Heading_20_3" text:outline-level="3"><text:span text:style-name="Strong_20_Emphasis">God’s Standard Remains the Same</text:span></text:h>
      <text:p text:style-name="Text_20_body">God has never been impressed by outward religion alone.</text:p>
      <text:p text:style-name="Text_20_body">What He desires is:</text:p>
      <text:list xml:id="list2055928466" text:style-name="L11">
        <text:list-item>
          <text:p text:style-name="P70">Sincerity over performance </text:p>
        </text:list-item>
        <text:list-item>
          <text:p text:style-name="P70">Obedience over ritual </text:p>
        </text:list-item>
        <text:list-item>
          <text:p text:style-name="P44">Transformation over tradition </text:p>
        </text:list-item>
      </text:list>
      <text:p text:style-name="Text_20_body">When outward religion is not supported by inward truth, it becomes empty. Worse, it becomes self-deception.</text:p>
      <text:h text:style-name="Heading_20_3" text:outline-level="3"><text:span text:style-name="Strong_20_Emphasis">Application (Real-Life Challenge)</text:span></text:h>
      <text:list xml:id="list1582815815" text:style-name="L12">
        <text:list-item>
          <text:p text:style-name="P71"><text:span text:style-name="Strong_20_Emphasis">Ritual without relationship is empty</text:span><text:line-break/>Religious actions have no value if the heart is disconnected from God. </text:p>
        </text:list-item>
        <text:list-item>
          <text:p text:style-name="P71"><text:soft-page-break/><text:span text:style-name="Strong_20_Emphasis">Religion without obedience becomes hypocrisy</text:span><text:line-break/>Claiming faith while disobeying God creates contradiction, not transformation. </text:p>
        </text:list-item>
        <text:list-item>
          <text:p text:style-name="P71"><text:span text:style-name="Strong_20_Emphasis">God rejects outward appearance without inward truth</text:span><text:line-break/>What matters to God is not how spiritual we look, but how surrendered we are. </text:p>
        </text:list-item>
        <text:list-item>
          <text:p text:style-name="P45"><text:span text:style-name="Strong_20_Emphasis">Examine your private life, not just your public life</text:span><text:line-break/>True spirituality is revealed when no one is watching. </text:p>
        </text:list-item>
      </text:list>
      <text:h text:style-name="Heading_20_3" text:outline-level="3"><text:span text:style-name="Strong_20_Emphasis">Final Thought</text:span></text:h>
      <text:p text:style-name="Text_20_body">Outward religion can be seen by people, but inward obedience is seen by God.</text:p>
      <text:p text:style-name="Text_20_body">And in the end, it is not the appearance of faith that matters most—<text:line-break/><text:span text:style-name="Strong_20_Emphasis">but the reality of a heart truly changed by Him.</text:span></text:p>
      <text:p text:style-name="P21"><text:span text:style-name="Strong_20_Emphasis"><text:span text:style-name="T2"/></text:span></text:p>
      <text:p text:style-name="P90"><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h text:style-name="P5" text:outline-level="2"><text:span text:style-name="T26">D</text:span><text:span text:style-name="T25">ay </text:span><text:span text:style-name="T27">4</text:span></text:h>
      <text:p text:style-name="P27">English</text:p>
      <text:h text:style-name="P7" text:outline-level="2"><text:span text:style-name="T20">Romans 2</text:span><text:span text:style-name="T19">:</text:span><text:span text:style-name="T20">26</text:span><text:span text:style-name="T18">-2</text:span><text:span text:style-name="T20">9</text:span></text:h>
      <text:p text:style-name="P18"><text:span text:style-name="T15">NLT(</text:span><text:span text:style-name="T14">New Living Translation</text:span><text:span text:style-name="T15">)</text:span><text:span text:style-name="T21"> </text:span></text:p>
      <text:p text:style-name="P15"><text:bookmark text:name="en-NLT-279504"/><text:span text:style-name="T13">26</text:span><text:span text:style-name="T7"> </text:span><text:span text:style-name="T9">And if the Gentiles obey God’s law, won’t God declare them to be his own people? </text:span><text:bookmark text:name="en-NLT-279514"/><text:span text:style-name="T12">27</text:span><text:span text:style-name="T7"> </text:span><text:span text:style-name="T9">In fact, uncircumcised Gentiles who keep God’s law will condemn you Jews who are circumcised and possess God’s law but don’t obey it. </text:span><text:bookmark text:name="en-NLT-279524"/><text:span text:style-name="T10">28</text:span><text:span text:style-name="T5"> </text:span><text:span text:style-name="T8">For you are not a true Jew just because you were born of Jewish parents or because you have gone through the ceremony of circumcision. </text:span><text:bookmark text:name="en-NLT-279534"/><text:span text:style-name="T11">29</text:span><text:span text:style-name="T6"> No, a true Jew is one whose heart is right with God. And true circumcision is not merely obeying </text:span><text:soft-page-break/><text:span text:style-name="T6">the letter of the law; rather, it is a change of heart produced by the Spirit. And a person with a changed heart seeks praise from God, not from people.</text:span></text:p>
      <text:p text:style-name="P29"/>
      <text:h text:style-name="P24" text:outline-level="2">GUIDE REFLECTION:</text:h>
      <text:h text:style-name="P13" text:outline-level="2"><text:span text:style-name="Strong_20_Emphasis"><text:span text:style-name="T3">True Circumcision Is of the Heart</text:span></text:span></text:h>
      <text:p text:style-name="Text_20_body"><text:span text:style-name="Strong_20_Emphasis">Romans 2:29 (NLT)</text:span><text:line-break/><text:span text:style-name="Emphasis">“No, a true Jew is one whose heart is right with God. And true circumcision is not merely obeying the letter of the law; rather, it is a change of heart produced by the Spirit.”</text:span></text:p>
      <text:p text:style-name="Text_20_body"/>
      <text:p text:style-name="Text_20_body">Paul now brings his teaching to its clearest and most powerful conclusion: <text:span text:style-name="Strong_20_Emphasis">true belonging to God is not outward, but inward.</text:span></text:p>
      <text:p text:style-name="Text_20_body">In ancient Israel, circumcision was the physical sign of God’s covenant people. It was an important identity marker, separating Israel from the nations. However, over time, many began to rely on the outward sign while neglecting the inward reality it was meant to represent.</text:p>
      <text:p text:style-name="Text_20_body">Paul corrects this misunderstanding by redefining what it truly means to belong to God. He explains that real identity is not based on physical marks or religious systems, but on a heart that has been transformed by God.</text:p>
      <text:p text:style-name="Text_20_body">This “circumcision of the heart” is not something a person can produce through effort alone. It is the work of God Himself through the Holy Spirit. It reflects the promise of the New Covenant, where God does not only command change from the outside, but brings transformation from within.</text:p>
      <text:p text:style-name="Text_20_body">From the beginning, God’s desire has always been a people who are not only outwardly connected to Him, but inwardly changed by Him.</text:p>
      <text:h text:style-name="Heading_20_3" text:outline-level="3"><text:span text:style-name="Strong_20_Emphasis">Reality in Today’s Society</text:span></text:h>
      <text:p text:style-name="Text_20_body">This truth speaks deeply into our present generation.</text:p>
      <text:p text:style-name="Text_20_body">Today, many people focus on external religious identity:</text:p>
      <text:list xml:id="list675625803" text:style-name="L13">
        <text:list-item>
          <text:p text:style-name="P72">Being part of a church or denomination </text:p>
        </text:list-item>
        <text:list-item>
          <text:p text:style-name="P72">Having religious titles or roles </text:p>
        </text:list-item>
        <text:list-item>
          <text:p text:style-name="P72">Practicing traditions and routines </text:p>
        </text:list-item>
        <text:list-item>
          <text:p text:style-name="P46">Appearing spiritual in public spaces or online </text:p>
        </text:list-item>
      </text:list>
      <text:p text:style-name="Text_20_body">But Paul reminds us that none of these define true belonging to God if the heart remains unchanged.</text:p>
      <text:p text:style-name="Text_20_body">In modern society, it is possible to:</text:p>
      <text:list xml:id="list2936716368" text:style-name="L14">
        <text:list-item>
          <text:p text:style-name="P73">Look spiritual but remain unchanged inside </text:p>
        </text:list-item>
        <text:list-item>
          <text:p text:style-name="P73">Know Christian language but lack Christian character </text:p>
        </text:list-item>
        <text:list-item>
          <text:p text:style-name="P47"><text:soft-page-break/>Be active in religious environments but still struggle with pride, bitterness, or hidden sin </text:p>
        </text:list-item>
      </text:list>
      <text:p text:style-name="Text_20_body">This is why many people experience frustration in their faith—they are changing behavior without allowing God to change their hearts.</text:p>
      <text:p text:style-name="Text_20_body">But true Christianity is not just about external adjustment. It is about <text:span text:style-name="Strong_20_Emphasis">internal transformation.</text:span></text:p>
      <text:h text:style-name="Heading_20_3" text:outline-level="3"><text:span text:style-name="Strong_20_Emphasis">God’s New Covenant Work</text:span></text:h>
      <text:p text:style-name="Text_20_body">Under the New Covenant, God does something deeper than behavior modification. He transforms the source—the heart itself.</text:p>
      <text:list xml:id="list685011572" text:style-name="L15">
        <text:list-item>
          <text:p text:style-name="P74">Not just actions changed, but desires changed </text:p>
        </text:list-item>
        <text:list-item>
          <text:p text:style-name="P74">Not just habits corrected, but nature renewed </text:p>
        </text:list-item>
        <text:list-item>
          <text:p text:style-name="P48">Not just appearance improved, but identity redefined </text:p>
        </text:list-item>
      </text:list>
      <text:p text:style-name="Text_20_body">This is the work of the Holy Spirit: to make a person new from the inside out.</text:p>
      <text:h text:style-name="Heading_20_3" text:outline-level="3"><text:span text:style-name="Strong_20_Emphasis">Application (Real-Life Challenge)</text:span></text:h>
      <text:list xml:id="list83592678" text:style-name="L16">
        <text:list-item>
          <text:p text:style-name="P75"><text:span text:style-name="Strong_20_Emphasis">God transforms hearts, not just behavior</text:span><text:line-break/>Real change begins within, not just in outward actions. </text:p>
        </text:list-item>
        <text:list-item>
          <text:p text:style-name="P75"><text:span text:style-name="Strong_20_Emphasis">Real faith begins inwardly</text:span><text:line-break/>Before lifestyle changes, there must be heart surrender. </text:p>
        </text:list-item>
        <text:list-item>
          <text:p text:style-name="P75"><text:span text:style-name="Strong_20_Emphasis">The Holy Spirit produces true change</text:span><text:line-break/>Lasting transformation is not human effort—it is divine work. </text:p>
        </text:list-item>
        <text:list-item>
          <text:p text:style-name="P49"><text:span text:style-name="Strong_20_Emphasis">Examine your inner life, not just your external life</text:span><text:line-break/>Ask: <text:span text:style-name="Emphasis">Has my heart truly been changed by God?</text:span> </text:p>
        </text:list-item>
      </text:list>
      <text:h text:style-name="Heading_20_3" text:outline-level="3"><text:span text:style-name="Strong_20_Emphasis">Final Thought</text:span></text:h>
      <text:p text:style-name="Text_20_body">True identity before God is not defined by outward signs, but by inward transformation.</text:p>
      <text:p text:style-name="Text_20_body">Because in the end, God is not just shaping behavior—<text:line-break/><text:span text:style-name="Strong_20_Emphasis">He is making a new heart.</text:span></text:p>
      <text:p text:style-name="P21"><text:span text:style-name="Strong_20_Emphasis"><text:span text:style-name="T2"/></text:span></text:p>
      <text:p text:style-name="P2"/>
      <text:p text:style-name="P31"/>
      <text:p text:style-name="P88"/>
      <text:p text:style-name="P1">Bible Reference Verse/s:</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oft-page-break/><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h text:style-name="P5" text:outline-level="2"><text:span text:style-name="T26">D</text:span><text:span text:style-name="T25">ay </text:span><text:span text:style-name="T27">5</text:span></text:h>
      <text:p text:style-name="P27">English</text:p>
      <text:h text:style-name="P7" text:outline-level="2"><text:span text:style-name="T20">Romans 2</text:span><text:span text:style-name="T19">:</text:span><text:span text:style-name="T20">26</text:span><text:span text:style-name="T18">-2</text:span><text:span text:style-name="T20">9</text:span></text:h>
      <text:p text:style-name="P18"><text:span text:style-name="T15">NLT(</text:span><text:span text:style-name="T14">New Living Translation</text:span><text:span text:style-name="T15">)</text:span><text:span text:style-name="T21"> </text:span></text:p>
      <text:p text:style-name="P15"><text:bookmark text:name="en-NLT-279505"/><text:span text:style-name="T13">26</text:span><text:span text:style-name="T7"> </text:span><text:span text:style-name="T9">And if the Gentiles obey God’s law, won’t God declare them to be his own people? </text:span><text:bookmark text:name="en-NLT-279515"/><text:span text:style-name="T12">27</text:span><text:span text:style-name="T7"> </text:span><text:span text:style-name="T9">In fact, uncircumcised Gentiles who keep God’s law will condemn you Jews who are circumcised and possess God’s law but don’t obey it. </text:span><text:bookmark text:name="en-NLT-279525"/><text:span text:style-name="T10">28</text:span><text:span text:style-name="T5"> </text:span><text:span text:style-name="T8">For you are not a true Jew just because you were born of Jewish parents or because you have gone through the ceremony of circumcision. </text:span><text:bookmark text:name="en-NLT-279535"/><text:span text:style-name="T10">29</text:span><text:span text:style-name="T5"> </text:span><text:span text:style-name="T8">No, a true Jew is one whose heart is right with God. And true circumcision is not merely obeying the letter of the law; rather, it is a change of heart produced by the Spirit. And a person with a changed heart seeks praise from God, not from people.</text:span></text:p>
      <text:p text:style-name="P29"/>
      <text:h text:style-name="P24" text:outline-level="2">GUIDE REFLECTION:</text:h>
      <text:h text:style-name="P10" text:outline-level="2"><text:span text:style-name="Strong_20_Emphasis"><text:span text:style-name="T1">Ancient Israel and the Heart Problem</text:span></text:span></text:h>
      <text:p text:style-name="Text_20_body"><text:span text:style-name="Strong_20_Emphasis">1 Samuel 16:7</text:span><text:line-break/><text:span text:style-name="Emphasis">“Man looks at the outward appearance, but the Lord looks at the heart.”</text:span></text:p>
      <text:p text:style-name="Text_20_body"/>
      <text:p text:style-name="Text_20_body">Long before Paul wrote about true identity in Romans 2, God had already revealed a foundational truth in Israel’s history: <text:span text:style-name="Strong_20_Emphasis">His evaluation of a person is never based on outward appearance alone, but on the condition of the heart.</text:span></text:p>
      <text:p text:style-name="Text_20_body"><text:soft-page-break/>In the context of 1 Samuel 16, the prophet Samuel was sent to anoint the next king of Israel. When he saw Jesse’s sons, he naturally considered their physical strength, height, and appearance. But God corrected him, showing that human judgment is limited and often misleading.</text:p>
      <text:p text:style-name="Text_20_body">This principle was consistently revealed throughout ancient Israel’s history. Kings, priests, and prophets were not chosen or approved based on appearance, status, or outward qualifications alone, but on their heart posture before God.</text:p>
      <text:p text:style-name="Text_20_body">Many times, Israel struggled with this reality. They maintained religious systems, sacrifices, and national identity, yet their hearts were far from God. Because of this, God sent repeated warnings through the prophets—not because He rejected their identity as a nation, but because their inward devotion had been lost.</text:p>
      <text:p text:style-name="Text_20_body">Paul’s teaching in Romans continues this same truth: <text:span text:style-name="Strong_20_Emphasis">belonging to God has always been a matter of the heart, not just external identity or religious position.</text:span></text:p>
      <text:h text:style-name="Heading_20_3" text:outline-level="3"><text:span text:style-name="Strong_20_Emphasis">Reality in Today’s Society</text:span></text:h>
      <text:p text:style-name="Text_20_body">This truth is just as relevant today as it was in ancient Israel.</text:p>
      <text:p text:style-name="Text_20_body">Modern society often places great emphasis on outward appearance and external success:</text:p>
      <text:list xml:id="list785818546" text:style-name="L17">
        <text:list-item>
          <text:p text:style-name="P76">Leadership is often judged by charisma and image </text:p>
        </text:list-item>
        <text:list-item>
          <text:p text:style-name="P76">Spirituality is sometimes measured by visibility and activity </text:p>
        </text:list-item>
        <text:list-item>
          <text:p text:style-name="P76">People are respected based on influence, status, or public reputation </text:p>
        </text:list-item>
        <text:list-item>
          <text:p text:style-name="P50">Social media encourages curated versions of identity rather than authenticity </text:p>
        </text:list-item>
      </text:list>
      <text:p text:style-name="Text_20_body">Even in religious contexts, it is possible to focus more on external roles than internal reality:</text:p>
      <text:list xml:id="list1530772935" text:style-name="L18">
        <text:list-item>
          <text:p text:style-name="P77">Serving in ministry while struggling inwardly </text:p>
        </text:list-item>
        <text:list-item>
          <text:p text:style-name="P77">Appearing spiritually strong while privately broken </text:p>
        </text:list-item>
        <text:list-item>
          <text:p text:style-name="P51">Being respected publicly but disconnected from God privately </text:p>
        </text:list-item>
      </text:list>
      <text:p text:style-name="Text_20_body">Just like in ancient Israel, there is always the temptation to value what is seen more than what is real.</text:p>
      <text:p text:style-name="Text_20_body">But God’s standard has never changed.</text:p>
      <text:h text:style-name="Heading_20_3" text:outline-level="3"><text:span text:style-name="Strong_20_Emphasis">God’s Unchanging Standard</text:span></text:h>
      <text:p text:style-name="Text_20_body">From the time of Samuel to Paul’s teaching in Romans, God consistently emphasizes one truth:</text:p>
      <text:list xml:id="list2167546774" text:style-name="L19">
        <text:list-item>
          <text:p text:style-name="P78">People evaluate outward appearance </text:p>
        </text:list-item>
        <text:list-item>
          <text:p text:style-name="P52">God evaluates the heart </text:p>
        </text:list-item>
      </text:list>
      <text:p text:style-name="Text_20_body">This means that:</text:p>
      <text:list xml:id="list357013374" text:style-name="L20">
        <text:list-item>
          <text:p text:style-name="P79">Position does not impress God </text:p>
        </text:list-item>
        <text:list-item>
          <text:p text:style-name="P79">Appearance does not define righteousness </text:p>
        </text:list-item>
        <text:list-item>
          <text:p text:style-name="P53">Religious activity does not replace sincerity </text:p>
        </text:list-item>
      </text:list>
      <text:p text:style-name="Text_20_body">What God desires is not external performance, but <text:span text:style-name="Strong_20_Emphasis">internal devotion.</text:span></text:p>
      <text:h text:style-name="Heading_20_3" text:outline-level="3"><text:soft-page-break/><text:span text:style-name="Strong_20_Emphasis">Application (Real-Life Challenge)</text:span></text:h>
      <text:list xml:id="list3615099340" text:style-name="L21">
        <text:list-item>
          <text:p text:style-name="P80"><text:span text:style-name="Strong_20_Emphasis">Israel’s history reveals the importance of the heart</text:span><text:line-break/>God consistently chose and corrected people based on inward condition, not outward appearance. </text:p>
        </text:list-item>
        <text:list-item>
          <text:p text:style-name="P80"><text:span text:style-name="Strong_20_Emphasis">God’s standard has never changed</text:span><text:line-break/>What mattered then still matters today: the heart before God. </text:p>
        </text:list-item>
        <text:list-item>
          <text:p text:style-name="P80"><text:span text:style-name="Strong_20_Emphasis">He desires sincerity, not symbolism</text:span><text:line-break/>God is not moved by empty expressions, but by genuine faith and obedience. </text:p>
        </text:list-item>
        <text:list-item>
          <text:p text:style-name="P54"><text:span text:style-name="Strong_20_Emphasis">Examine your heart, not just your image</text:span><text:line-break/>Ask: <text:span text:style-name="Emphasis">Am I living for appearance before people, or reality before God?</text:span> </text:p>
        </text:list-item>
      </text:list>
      <text:h text:style-name="Heading_20_3" text:outline-level="3"><text:span text:style-name="Strong_20_Emphasis">Final Thought</text:span></text:h>
      <text:p text:style-name="Text_20_body">From ancient Israel to the present day, God has always seen beyond what people see.</text:p>
      <text:p text:style-name="Text_20_body">Because in the end, human beings look at the outside—<text:line-break/><text:span text:style-name="Strong_20_Emphasis">but God has always been looking at the heart.</text:span></text:p>
      <text:p text:style-name="P19"><text:span text:style-name="Strong_20_Emphasis"><text:span text:style-name="T2"/></text:span></text:p>
      <text:p text:style-name="P31"/>
      <text:p text:style-name="P88"/>
      <text:p text:style-name="P1">Bible Reference Verse/s:</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p text:style-name="P3"><text:span text:style-name="Strong_20_Emphasis"><text:span text:style-name="T17"/></text:span></text:p>
      <text:h text:style-name="P5" text:outline-level="2"><text:span text:style-name="T26">D</text:span><text:span text:style-name="T25">ay </text:span><text:span text:style-name="T27">6</text:span></text:h>
      <text:p text:style-name="P27">English</text:p>
      <text:h text:style-name="P7" text:outline-level="2"><text:soft-page-break/><text:span text:style-name="T20">Romans 2</text:span><text:span text:style-name="T19">:</text:span><text:span text:style-name="T20">26</text:span><text:span text:style-name="T18">-2</text:span><text:span text:style-name="T20">9</text:span></text:h>
      <text:p text:style-name="P18"><text:span text:style-name="T15">NLT(</text:span><text:span text:style-name="T14">New Living Translation</text:span><text:span text:style-name="T15">)</text:span><text:span text:style-name="T21"> </text:span></text:p>
      <text:p text:style-name="P15"><text:bookmark text:name="en-NLT-279506"/><text:span text:style-name="T13">26</text:span><text:span text:style-name="T7"> </text:span><text:span text:style-name="T9">And if the Gentiles obey God’s law, won’t God declare them to be his own people? </text:span><text:bookmark text:name="en-NLT-279516"/><text:span text:style-name="T12">27</text:span><text:span text:style-name="T7"> </text:span><text:span text:style-name="T9">In fact, uncircumcised Gentiles who keep God’s law will condemn you Jews who are circumcised and possess God’s law but don’t obey it. </text:span><text:bookmark text:name="en-NLT-279526"/><text:span text:style-name="T10">28</text:span><text:span text:style-name="T5"> </text:span><text:span text:style-name="T8">For you are not a true Jew just because you were born of Jewish parents or because you have gone through the ceremony of circumcision. </text:span><text:bookmark text:name="en-NLT-279536"/><text:span text:style-name="T13">29</text:span><text:span text:style-name="T9"> No, a true Jew is one whose heart is right with God. And true circumcision is not merely obeying the letter of the law; rather, it is a change of heart produced by the Spirit.</text:span><text:span text:style-name="T6"> And a person with a changed heart seeks praise from God, not from people.</text:span></text:p>
      <text:p text:style-name="P32"/>
      <text:h text:style-name="P24" text:outline-level="2">GUIDE REFLECTION:</text:h>
      <text:h text:style-name="P10" text:outline-level="2"><text:span text:style-name="Strong_20_Emphasis"><text:span text:style-name="T28">Last Days Perspective</text:span></text:span></text:h>
      <text:p text:style-name="Text_20_body"><text:span text:style-name="Strong_20_Emphasis">Romans 2:29 (NLT)</text:span><text:line-break/><text:span text:style-name="Emphasis">“And a person with a changed heart seeks praise from God, not from people.”</text:span></text:p>
      <text:p text:style-name="Text_20_body"/>
      <text:p text:style-name="Text_20_body">Paul concludes this section by shifting the focus toward what truly defines the people of God in every generation—even in the last days. The identifying mark of God’s people is not external recognition, but <text:span text:style-name="Strong_20_Emphasis">internal transformation produced by God Himself.</text:span></text:p>
      <text:p text:style-name="Text_20_body">A “changed heart” is evidence of God’s work within a person. This change is not temporary emotion or outward behavior adjustment, but a deep transformation that reorients a person’s desires, values, and direction in life.</text:p>
      <text:p text:style-name="Text_20_body">In this condition, the person no longer lives for human approval, recognition, or validation. Instead, their greatest desire is to honor God and live in a way that pleases Him.</text:p>
      <text:p text:style-name="Text_20_body">This truth also reveals a deeper reality about God’s people in the last days. The “true Israel” is no longer defined by ethnicity, cultural background, or religious heritage, but by <text:span text:style-name="Strong_20_Emphasis">faith in Christ and transformation through the Holy Spirit.</text:span></text:p>
      <text:p text:style-name="Text_20_body">In Christ, the dividing lines between Jew and Gentile are removed. All who belong to Him are united into one people of God—formed not by physical identity, but by spiritual renewal.</text:p>
      <text:h text:style-name="Heading_20_3" text:outline-level="3"><text:span text:style-name="Strong_20_Emphasis">Reality in Today’s Society</text:span></text:h>
      <text:p text:style-name="Text_20_body">In today’s world, the desire for human approval is stronger than ever:</text:p>
      <text:list xml:id="list713197526" text:style-name="L22">
        <text:list-item>
          <text:p text:style-name="P81">People measure success by likes, followers, and recognition </text:p>
        </text:list-item>
        <text:list-item>
          <text:p text:style-name="P81">Many are driven by reputation instead of righteousness </text:p>
        </text:list-item>
        <text:list-item>
          <text:p text:style-name="P81">Some live differently in public than in private </text:p>
        </text:list-item>
        <text:list-item>
          <text:p text:style-name="P55"><text:soft-page-break/>Validation from people often becomes more important than obedience to God </text:p>
        </text:list-item>
      </text:list>
      <text:p text:style-name="Text_20_body">Even in religious environments, there is a temptation to seek approval from others:</text:p>
      <text:list xml:id="list2054585882" text:style-name="L23">
        <text:list-item>
          <text:p text:style-name="P82">Wanting to appear spiritual rather than truly being transformed </text:p>
        </text:list-item>
        <text:list-item>
          <text:p text:style-name="P82">Serving for recognition instead of obedience </text:p>
        </text:list-item>
        <text:list-item>
          <text:p text:style-name="P56">Valuing titles, positions, and praise more than sincerity before God </text:p>
        </text:list-item>
      </text:list>
      <text:p text:style-name="Text_20_body">This is why Paul’s message is so relevant today. In a culture driven by visibility and image, God calls His people back to something deeper: <text:span text:style-name="Strong_20_Emphasis">a heart that seeks Him above all else.</text:span></text:p>
      <text:h text:style-name="Heading_20_3" text:outline-level="3"><text:span text:style-name="Strong_20_Emphasis">Application (Real-Life Challenge)</text:span></text:h>
      <text:list xml:id="list40170611" text:style-name="L24">
        <text:list-item>
          <text:p text:style-name="P83"><text:span text:style-name="Strong_20_Emphasis">True identity is found in Christ</text:span><text:line-break/>We are not defined by background, but by belonging to Jesus. </text:p>
        </text:list-item>
        <text:list-item>
          <text:p text:style-name="P83"><text:span text:style-name="Strong_20_Emphasis">The last-day people of God are Spirit-led</text:span><text:line-break/>Their lives are guided by the Holy Spirit, not human pressure. </text:p>
        </text:list-item>
        <text:list-item>
          <text:p text:style-name="P57"><text:span text:style-name="Strong_20_Emphasis">We seek God’s approval, not human recognition</text:span><text:line-break/>The goal is not to be seen by people, but to be faithful before God. </text:p>
        </text:list-item>
      </text:list>
      <text:h text:style-name="Heading_20_2" text:outline-level="2"><text:span text:style-name="Strong_20_Emphasis">Final Conclusion: The True Israelite</text:span></text:h>
      <text:p text:style-name="Text_20_body">The true Israelite is not defined by:</text:p>
      <text:list xml:id="list2861555507" text:style-name="L25">
        <text:list-item>
          <text:p text:style-name="P84">physical ancestry </text:p>
        </text:list-item>
        <text:list-item>
          <text:p text:style-name="P84">religious rituals </text:p>
        </text:list-item>
        <text:list-item>
          <text:p text:style-name="P58">outward appearance </text:p>
        </text:list-item>
      </text:list>
      <text:p text:style-name="Text_20_body">But by:</text:p>
      <text:list xml:id="list2938045256" text:style-name="L26">
        <text:list-item>
          <text:p text:style-name="P85">a transformed heart </text:p>
        </text:list-item>
        <text:list-item>
          <text:p text:style-name="P85">obedience to God </text:p>
        </text:list-item>
        <text:list-item>
          <text:p text:style-name="P85">faith in Christ </text:p>
        </text:list-item>
        <text:list-item>
          <text:p text:style-name="P59">a life led by the Spirit </text:p>
        </text:list-item>
      </text:list>
      <text:h text:style-name="Heading_20_3" text:outline-level="3"><text:span text:style-name="Strong_20_Emphasis">Final Thought</text:span></text:h>
      <text:p text:style-name="Text_20_body">God’s standard has never changed—from ancient Israel to the last days.</text:p>
      <text:p text:style-name="Text_20_body">He does not measure people by what is seen on the outside,<text:line-break/><text:span text:style-name="Strong_20_Emphasis">but by the reality of the heart within.</text:span></text:p>
      <text:p text:style-name="P19"><text:span text:style-name="Strong_20_Emphasis"><text:span text:style-name="T29"/></text:span></text:p>
      <text:p text:style-name="P31"/>
      <text:p text:style-name="P88"/>
      <text:p text:style-name="P1">Bible Reference Verse/s:</text:p>
      <text:p text:style-name="P3"><text:span text:style-name="Strong_20_Emphasis"><text:span text:style-name="T17"/></text:span></text:p>
      <text:p text:style-name="P3"><text:span text:style-name="Strong_20_Emphasis"><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stem-ui" svg:font-family="system-ui, apple-system, 'Segoe UI', Roboto, Ubuntu, Cantarell, 'Noto Sans', sans-serif, 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P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6-04-25T14:26:07.251000000</meta:creation-date>
    <dc:date>2026-04-25T22:31:51.001000000</dc:date>
    <meta:editing-duration>PT1H14M15S</meta:editing-duration>
    <meta:editing-cycles>9</meta:editing-cycles>
    <meta:generator>Neat_Office/6.2.8.2$Windows_x86 LibreOffice_project/</meta:generator>
    <meta:document-statistic meta:table-count="0" meta:image-count="0" meta:object-count="0" meta:page-count="15" meta:paragraph-count="252" meta:word-count="3888" meta:character-count="22832" meta:non-whitespace-character-count="19210"/>
  </office:meta>
</office:document-meta>
</file>